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face style:name="Bitstream Vera Sans1" svg:font-family="'Bitstream Ver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list-style-name="L2">
      <style:paragraph-properties fo:text-align="justify" style:justify-single-word="false"/>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A DE LA REUNIÓN DEL 15/12/2005</text:p>
      <text:p text:style-name="P2"/>
      <text:p text:style-name="P2">Temas tratados:</text:p>
      <text:list text:style-name="L1">
        <text:list-item>
          <text:p text:style-name="P3">María mostró la pruebas realizadas con XML-RPC, kXML-RPC y MySQL para aplicarlas al proyecto, así que como el inicio de sesión del PDA.</text:p>
        </text:list-item>
        <text:list-item>
          <text:p text:style-name="P3">Leticia comentó los problemas que está encontrado en la implementación del algorítmo <text:s/>de triangulación. </text:p>
        </text:list-item>
        <text:list-item>
          <text:p text:style-name="P3">Conveniencia de marcar un ritmo de trabajo de ahora en adelante de cara a los exames de febrero.</text:p>
        </text:list-item>
      </text:list>
      <text:p text:style-name="P4"/>
      <text:p text:style-name="P2">Conclusiones:</text:p>
      <text:list text:style-name="L2">
        <text:list-item>
          <text:p text:style-name="P5">De ahora en adelante se reducirá el número de horas dedicadas al proyeto con el fin de concentrarse en los examenes de febrero. Cuando los alumnos consideren que ha habido cambios importantes en el proyecto y se lo comunicarán a Manuel Ortega y concertarán una reunión con el para mostrar dicho adelantos.</text:p>
        </text:list-item>
        <text:list-item>
          <text:p text:style-name="P5">Leticia consultará al profesor Luis Vazquez para que le ayude en la resolución de los problemas encontrados para desarrollar el algorítmo de triangulación.</text:p>
        </text:list-item>
        <text:list-item>
          <text:p text:style-name="P5">Se salta el turno rotatorio de actas y María realiza la correspondiente al dia 15 debido a la enfermeda de David.</text:p>
        </text:list-item>
        <text:list-item>
          <text:p text:style-name="P5">María revisará los documentos en estado “pending” de la documentación de Berlio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face style:name="Bitstream Vera Sans1" svg:font-family="'Bitstream Ver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Bitstream Vera Sans1"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xi Sans" style:font-size-asian="14pt" style:font-name-complex="Luxi Sans" style:font-size-complex="14pt"/>
    </style:style>
    <style:style style:name="List" style:family="paragraph" style:parent-style-name="Text_20_body" style:class="list">
      <style:text-properties style:font-name-complex="Luxi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name-complex="Luxi 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5-12-26T16:47:55</meta:creation-date>
    <dc:date>2005-12-26T17:02:25</dc:date>
    <dc:language>es-ES</dc:language>
    <meta:editing-cycles>2</meta:editing-cycles>
    <meta:editing-duration>PT14M34S</meta:editing-duration>
    <meta:user-defined meta:name="Info 1"/>
    <meta:user-defined meta:name="Info 2"/>
    <meta:user-defined meta:name="Info 3"/>
    <meta:user-defined meta:name="Info 4"/>
    <meta:document-statistic meta:table-count="0" meta:image-count="0" meta:object-count="0" meta:page-count="1" meta:paragraph-count="10" meta:word-count="176" meta:character-count="1050"/>
  </office:meta>
</office:document-meta>
</file>